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in" fo:margin-left="0.491in" table:align="left"/>
    </style:style>
    <style:style style:name="Table1.A" style:family="table-column">
      <style:table-column-properties style:column-width="3.1951in"/>
    </style:style>
    <style:style style:name="Table1.B" style:family="table-column">
      <style:table-column-properties style:column-width="4.104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" style:family="paragraph" style:parent-style-name="Text_20_body" style:list-style-name="L3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" style:family="paragraph" style:parent-style-name="Text_20_body" style:list-style-name="L4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" style:family="paragraph" style:parent-style-name="Text_20_body" style:list-style-name="L1">
      <style:paragraph-properties fo:orphans="2" fo:widows="2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bold"/>
    </style:style>
    <style:style style:name="P7" style:family="paragraph" style:parent-style-name="Text_20_body" style:list-style-name="L2">
      <style:paragraph-properties fo:margin-top="0in" fo:margin-bottom="0in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" style:family="paragraph" style:parent-style-name="Heading_20_4">
      <style:text-properties fo:font-variant="normal" fo:text-transform="none" fo:color="#000000" style:font-name="Times New Roman1" fo:font-size="14pt" fo:letter-spacing="normal" fo:font-style="normal"/>
    </style:style>
    <style:style style:name="P9" style:family="paragraph" style:parent-style-name="Quotations" style:list-style-name="L4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" style:family="paragraph" style:parent-style-name="Preformatted_20_Text">
      <style:text-properties fo:font-size="12pt"/>
    </style:style>
    <style:style style:name="P11" style:family="paragraph" style:parent-style-name="Preformatted_20_Text">
      <style:paragraph-properties fo:margin-top="0in" fo:margin-bottom="0.1965in"/>
      <style:text-properties fo:font-size="12pt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1" fo:font-size="14pt" fo:letter-spacing="normal" fo:font-style="italic" fo:font-weight="normal"/>
    </style:style>
    <style:style style:name="T4" style:family="text">
      <style:text-properties fo:font-variant="normal" fo:text-transform="none" fo:color="#000000" style:text-position="-33% 80%" style:font-name="Times New Roman1" fo:font-size="14pt" fo:letter-spacing="normal" fo:font-style="normal" fo:font-weight="normal"/>
    </style:style>
    <style:style style:name="T5" style:family="text">
      <style:text-properties fo:font-variant="normal" fo:text-transform="none" fo:color="#c5000b" style:font-name="Times New Roman1" fo:font-size="14pt" fo:letter-spacing="normal" fo:font-style="normal" fo:font-weight="normal"/>
    </style:style>
    <style:style style:name="T6" style:family="text">
      <style:text-properties fo:font-size="12pt"/>
    </style:style>
    <style:style style:name="T7" style:family="text">
      <style:text-properties fo:color="#c5000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A">
        <style:list-level-properties text:space-before="0.9819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4">Sample Questions, CSc 137 Midterm Exam, Spring 2018</text:h>
      <text:p text:style-name="P6">I. True/False</text:p>
      <text:list xml:id="list1923758674313908243" text:style-name="L1">
        <text:list-item>
          <text:p text:style-name="P1">_T_   A <text:span text:style-name="T1">decoder</text:span> decodes a binary input to a unary output.<text:line-break/></text:p>
        </text:list-item>
        <text:list-item>
          <text:p text:style-name="P1">_T_   A <text:span text:style-name="T1">multiplexor</text:span> chooses one of multiple input as its single output.</text:p>
        </text:list-item>
        <text:list-item>
          <text:p text:style-name="P1">_F_   To program a Verilog code module that performs the boolean function <text:span text:style-name="T1">AB+CD</text:span>, a minimum of 5 logic-gate statements are needed.<text:line-break/><text:span text:style-name="T7">3 needed</text:span></text:p>
        </text:list-item>
        <text:list-item>
          <text:p text:style-name="P1">_F_   If a multiplexor is given <text:span text:style-name="T1">k</text:span> select input signals, it can only select one output from this many input: <text:span text:style-name="T1">2 times k</text:span>.<text:line-break/><text:span text:style-name="T7">2 to the power of k</text:span></text:p>
        </text:list-item>
        <text:list-item>
          <text:p text:style-name="P5"><text:span text:style-name="T2">_F_   When input to a </text:span><text:span text:style-name="T3">decoder</text:span><text:span text:style-name="T2"> is </text:span><text:span text:style-name="Teletype"><text:span text:style-name="T2">101</text:span></text:span><text:span text:style-name="Teletype"><text:span text:style-name="T4">2</text:span></text:span><text:span text:style-name="T2">, then the output would be </text:span><text:span text:style-name="Teletype"><text:span text:style-name="T2">00001000</text:span></text:span><text:span text:style-name="T2">.<text:line-break/></text:span><text:span text:style-name="T5">00000100</text:span></text:p>
        </text:list-item>
      </text:list>
      <text:p text:style-name="P6">II. Multiple Choice</text:p>
      <text:list xml:id="list6111715127140669131" text:style-name="L2">
        <text:list-item>
          <text:p text:style-name="P7">_C_   Which below is not in a <text:span text:style-name="T1">Full Adder</text:span>:</text:p>
          <text:list>
            <text:list-item>
              <text:p text:style-name="P7">a sum bit</text:p>
            </text:list-item>
            <text:list-item>
              <text:p text:style-name="P7">a carry-in bit</text:p>
            </text:list-item>
            <text:list-item>
              <text:p text:style-name="P7">a overflow bit <text:line-break/><text:span text:style-name="T7">overflow is the last carry-out in a multi-adder</text:span></text:p>
            </text:list-item>
            <text:list-item>
              <text:p text:style-name="P7">a carry-out bit</text:p>
            </text:list-item>
            <text:list-item>
              <text:p text:style-name="P7">two bits in input to sum</text:p>
            </text:list-item>
          </text:list>
        </text:list-item>
        <text:list-item>
          <text:p text:style-name="P7">_C_   How many components are there in the BC CPU that write to the common bus?</text:p>
          <text:list>
            <text:list-item>
              <text:p text:style-name="P7">5</text:p>
            </text:list-item>
            <text:list-item>
              <text:p text:style-name="P7">6</text:p>
            </text:list-item>
            <text:list-item>
              <text:p text:style-name="P7">7</text:p>
            </text:list-item>
            <text:list-item>
              <text:p text:style-name="P7">8</text:p>
            </text:list-item>
            <text:list-item>
              <text:p text:style-name="P7">9</text:p>
            </text:list-item>
          </text:list>
        </text:list-item>
        <text:list-item>
          <text:p text:style-name="P7">_D_   An "Indirect" memory-reference instruction has extra work at the clock cycle <text:span text:style-name="T1">T (number?)</text:span></text:p>
          <text:list>
            <text:list-item>
              <text:p text:style-name="P7">0</text:p>
            </text:list-item>
            <text:list-item>
              <text:p text:style-name="P7">1</text:p>
            </text:list-item>
            <text:list-item>
              <text:p text:style-name="P7">2</text:p>
            </text:list-item>
            <text:list-item>
              <text:p text:style-name="P7">3</text:p>
            </text:list-item>
            <text:list-item>
              <text:p text:style-name="P2">4</text:p>
            </text:list-item>
          </text:list>
        </text:list-item>
      </text:list>
      <text:p text:style-name="P6">III. Fill-out Blanks</text:p>
      <text:list xml:id="list1697369446534560557" text:style-name="L3">
        <text:list-item>
          <text:p text:style-name="P3">The CPU is controlled by this component (two words): __Control__Unit__</text:p>
        </text:list-item>
        <text:list-item>
          <text:p text:style-name="P3"><text:soft-page-break/>from which its function is to generate (two words) __Control__Signals__.</text:p>
        </text:list-item>
        <text:list-item>
          <text:p text:style-name="P3">The timing device in the control unit is called (two words) __Sequence__Counter__</text:p>
        </text:list-item>
        <text:list-item>
          <text:p text:style-name="P3">which it is a counter of (how many) __4__ binary bits,</text:p>
        </text:list-item>
        <text:list-item>
          <text:p text:style-name="P3">and this can indicate a total of (how many) __16__ T-steps. 2^4</text:p>
        </text:list-item>
        <text:list-item>
          <text:p text:style-name="P3"><text:span text:style-name="T1">D0</text:span> through <text:span text:style-name="T1">D7</text:span> are decoded results from this CPU register: __IR__.</text:p>
        </text:list-item>
      </text:list>
      <text:p text:style-name="P6">IV. Concise Answers</text:p>
      <text:list xml:id="list6977490735864749005" text:style-name="L4">
        <text:list-item>
          <text:p text:style-name="P4">Given the Bus Diagram (Figure 5-4, p. 130) and the Control functions and Microoperations (Table 5-6, p. 159), derive the control signals needed to each of the CPU instructions. (Similar to exercise questions.)</text:p>
          <text:p text:style-name="P9">selected instA: do-X, do-Y, ...<text:line-break/>selected instB: do-X, do-Z, ...<text:line-break/>selected instC: do-W, do-Y, ...<text:line-break/>...</text:p>
        </text:list-item>
        <text:list-item>
          <text:p text:style-name="P4">Derive timing for each of control signal derived from above. (Similar to exercise questions.)</text:p>
        </text:list-item>
        <text:list-item>
          <text:p text:style-name="P4">Given code of a Verilog module, draw out the circuit diagram.</text:p>
        </text:list-item>
        <text:list-item>
          <text:p text:style-name="P4">Given this gate-logic diagram, write Verilog code for this module. (No Test module needed. Arrays usage may be required.)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graphics1" text:anchor-type="as-char" svg:width="3.1252in" svg:height="2.3091in" draw:z-index="0"><draw:image xlink:href="http://athena.ecs.csus.edu/~changw/137/midterm/XYmod.jpg" xlink:type="simple" xlink:show="embed" xlink:actuate="onLoad"/></draw:frame></text:p>
          </table:table-cell>
          <table:table-cell table:style-name="Table1.A1" office:value-type="string">
            <text:p text:style-name="P10">module Xmod(A, B, C);</text:p>
            <text:p text:style-name="Preformatted_20_Text"><text:s text:c="3"/><text:span text:style-name="T6">input A, B;</text:span></text:p>
            <text:p text:style-name="Preformatted_20_Text"><text:s text:c="3"/><text:span text:style-name="T6">output C;</text:span></text:p>
            <text:p text:style-name="Preformatted_20_Text"><text:s text:c="3"/><text:span text:style-name="T6">wire invB;</text:span></text:p>
            <text:p text:style-name="Preformatted_20_Text"><text:s text:c="3"/><text:span text:style-name="T6">not(invB, B);</text:span></text:p>
            <text:p text:style-name="Preformatted_20_Text"><text:s text:c="3"/><text:span text:style-name="T6">and(C, A, invB);</text:span></text:p>
            <text:p text:style-name="P10">endmodule</text:p>
            <text:p text:style-name="P10">module Ymod(A, B, C, F);</text:p>
            <text:p text:style-name="Preformatted_20_Text"><text:s text:c="3"/><text:span text:style-name="T6">input A, B, C;</text:span></text:p>
            <text:p text:style-name="Preformatted_20_Text"><text:s text:c="3"/><text:span text:style-name="T6">output F;</text:span></text:p>
            <text:p text:style-name="Preformatted_20_Text"><text:s text:c="3"/><text:span text:style-name="T6">wire invA, invB, X1out, X2out, andAB;</text:span></text:p>
            <text:p text:style-name="Preformatted_20_Text"><text:s text:c="3"/><text:span text:style-name="T6">not(invA, A);</text:span></text:p>
            <text:p text:style-name="Preformatted_20_Text"><text:s text:c="3"/><text:span text:style-name="T6">not(invB, B);</text:span></text:p>
            <text:p text:style-name="Preformatted_20_Text"><text:s text:c="3"/><text:span text:style-name="T6">Xmod X1(C, invA, X1out);</text:span></text:p>
            <text:p text:style-name="Preformatted_20_Text"><text:s text:c="3"/><text:span text:style-name="T6">Xmod X2(invB, A, X2out);</text:span></text:p>
            <text:p text:style-name="Preformatted_20_Text"><text:s text:c="3"/><text:span text:style-name="T6">and(andAB, A, B);</text:span></text:p>
            <text:p text:style-name="Preformatted_20_Text"><text:s text:c="3"/><text:span text:style-name="T6">or(F, X1out, X2out, andAB);</text:span></text:p>
            <text:p text:style-name="P11">endmodu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Teletype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8T17:35:56.07</meta:creation-date>
    <dc:date>2018-10-18T18:30:13.08</dc:date>
    <meta:editing-duration>PT54M20S</meta:editing-duration>
    <meta:editing-cycles>3</meta:editing-cycles>
    <meta:generator>OpenOffice/4.1.1$Win32 OpenOffice.org_project/411m6$Build-9775</meta:generator>
    <meta:document-statistic meta:table-count="1" meta:image-count="1" meta:object-count="0" meta:page-count="2" meta:paragraph-count="58" meta:word-count="430" meta:character-count="2355"/>
  </office:meta>
</office:document-meta>
</file>